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 Mono" svg:font-family="'DejaVu Sans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style:font-name="DejaVu Sans Mono" fo:font-size="12pt"/>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Preformatted_20_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P7" style:family="paragraph" style:parent-style-name="Preformatted_20_Text">
      <style:text-properties fo:font-variant="normal" fo:text-transform="none" fo:color="#000000" fo:letter-spacing="normal" fo:font-style="normal" fo:font-weight="normal"/>
    </style:style>
    <style:style style:name="P8" style:family="paragraph" style:parent-style-name="Preformatted_20_Text">
      <style:paragraph-properties fo:margin-top="0cm" fo:margin-bottom="0.499cm"/>
      <style:text-properties fo:font-variant="normal" fo:text-transform="none" fo:color="#000000" fo:letter-spacing="normal" fo:font-style="normal" fo:font-weight="normal"/>
    </style:style>
    <style:style style:name="P9" style:family="paragraph" style:parent-style-name="Preformatted_20_Text">
      <style:paragraph-properties fo:margin-left="0cm" fo:margin-right="0cm" fo:margin-top="0cm" fo:margin-bottom="0cm" fo:text-indent="0cm" style:auto-text-indent="false" fo:padding="0cm" fo:border="none"/>
    </style:style>
    <style:style style:name="P10" style:family="paragraph" style:parent-style-name="Preformatted_20_Text">
      <style:paragraph-properties fo:margin-left="0cm" fo:margin-right="0cm" fo:margin-top="0cm" fo:margin-bottom="0cm" fo:text-indent="0cm" style:auto-text-indent="false" fo:padding="0cm" fo:border="none"/>
      <style:text-properties style:font-name="DejaVu Sans Mono" fo:font-size="12pt"/>
    </style:style>
    <style:style style:name="P11" style:family="paragraph" style:parent-style-name="Preformatted_20_Text">
      <style:paragraph-properties fo:margin-top="0cm" fo:margin-bottom="0cm" fo:padding="0cm" fo:border="none"/>
      <style:text-properties style:font-name="DejaVu Sans Mono" fo:font-size="12pt"/>
    </style:style>
    <style:style style:name="P12" style:family="paragraph" style:parent-style-name="Heading_20_2">
      <style:text-properties fo:font-size="12pt" fo:font-weight="normal" style:font-size-asian="12pt" style:font-weight-asian="normal" style:font-size-complex="12pt" style:font-weight-complex="normal"/>
    </style:style>
    <style:style style:name="T1" style:family="text">
      <style:text-properties fo:font-size="12pt" style:font-size-asian="12pt" style:font-size-complex="12pt"/>
    </style:style>
    <style:style style:name="T2" style:family="text">
      <style:text-properties style:font-name="DejaVu Sans Mono" fo:font-size="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Methods</text:p>
      <text:p text:style-name="P2"/>
      <text:h text:style-name="P12" text:outline-level="2">Dufrene-Legendre Indicator Species Analysis aus </text:h>
      <text:p text:style-name="P6">Package: labdsv</text:p>
      <text:p text:style-name="P7">Version: 1.8-0</text:p>
      <text:p text:style-name="P7">Date: 2016-01-21</text:p>
      <text:p text:style-name="P7">Title: Ordination and Multivariate Analysis for Ecology</text:p>
      <text:p text:style-name="P7">Author: David W. Roberts &lt;droberts@montana.edu&gt;</text:p>
      <text:p text:style-name="P8">Maintainer: David W. Roberts &lt;droberts@montana.edu&gt;</text:p>
      <text:p text:style-name="P5"/>
      <text:p text:style-name="P1"/>
      <text:p text:style-name="P1"/>
      <text:p text:style-name="P3">„Indicator species test“</text:p>
      <text:p text:style-name="P3">„hab ich jetzt so on the fly geschireben, müssen wir noch in den aufbau der resltichen methden einbinden, also ob die logik mit dem erstellen der datasets passt, das ist hier etwas blöd, weil wir den test auf den vorsortierten daten machen mit der klaren annahme, dass die substrate sich abgerenzen lassen (was ja auch stimmt), aber in der „geschichte die wir schrieben wollen ist das zu dem zeitpunkt ja noch unklar?!““</text:p>
      <text:p text:style-name="P2">At least to describe the typicall moos species compositions we will analyse our datasets if there are signifikant indicator species. We will use the <text:span text:style-name="T1">Dufrene-Legendre Indicator Species Analysis from the labdsv (zitieren) package.</text:span></text:p>
      <text:p text:style-name="P2"><text:span text:style-name="T1"/></text:p>
      <text:p text:style-name="P2"><text:span text:style-name="T1">Regarding to our hypothesis that the moos compostions blah bla substrates we further will perfome the test on a pre arranged dataset with one custer for each subplots. Hereby we will use both the data with coverange and with only occurinace and „jewails“ with and without domnat species“</text:span></text:p>
      <text:p text:style-name="P2"><text:span text:style-name="T1">Wie gesagt das muss noch in die dataen logik eingebunden werden.</text:span></text:p>
      <text:p text:style-name="P1"/>
      <text:p text:style-name="P1">Results</text:p>
      <text:p text:style-name="P1"/>
      <text:p text:style-name="P3">„Indicator species test“</text:p>
      <text:p text:style-name="P1">die ganzen unsignfifknaten ergebnisse siehe extra datei. Weiß nicht ob das sinn amcht die da rein zu bringen.</text:p>
      <text:p text:style-name="P1"/>
      <text:p text:style-name="P1">Die ergebnisse für den prearranged datensatz noch iwei in eine schöne tabelle:</text:p>
      <text:p text:style-name="Standard">Indicator species test</text:p>
      <text:p text:style-name="Standard">for presorted cluster</text:p>
      <text:p text:style-name="Standard">cluster number is = 1 DW 2 EP 3 SL </text:p>
      <text:p text:style-name="Standard"/>
      <text:p text:style-name="Standard">SU cover</text:p>
      <text:p text:style-name="P10"><text:bookmark text:name="rstudio_console_output"/>cluster indicator_value probability</text:p>
      <text:p text:style-name="P11">hypnum.cupressiforme <text:s text:c="9"/>1 <text:s text:c="9"/>0.7575 <text:s text:c="6"/>0.001</text:p>
      <text:p text:style-name="P11">brachythecium.rutabulum <text:s text:c="6"/>1 <text:s text:c="9"/>0.5551 <text:s text:c="6"/>0.008</text:p>
      <text:p text:style-name="P11">orthotrichum.affine <text:s text:c="10"/>2 <text:s text:c="9"/>0.3406 <text:s text:c="6"/>0.012</text:p>
      <text:p text:style-name="P11">polytrichum.formosum <text:s text:c="9"/>3 <text:s text:c="9"/>0.6835 <text:s text:c="6"/>0.001</text:p>
      <text:p text:style-name="P11">scleropodium.purum <text:s text:c="11"/>3 <text:s text:c="9"/>0.3564 <text:s text:c="6"/>0.001</text:p>
      <text:p text:style-name="P11">eurhynchium.striatum <text:s text:c="9"/>3 <text:s text:c="9"/>0.3132 <text:s text:c="6"/>0.006</text:p>
      <text:p text:style-name="P11">eurhynchium.praelongum <text:s text:c="7"/>3 <text:s text:c="9"/>0.2494 <text:s text:c="6"/>0.013</text:p>
      <text:p text:style-name="P4"/>
      <text:p text:style-name="P11"/>
      <text:p text:style-name="P11"><text:soft-page-break/>SU cover cleaned</text:p>
      <text:p text:style-name="P11"><text:bookmark text:name="rstudio_console_output2"/>cluster indicator_value probability</text:p>
      <text:p text:style-name="P11">brachythecium.rutabulum <text:s text:c="6"/>1 <text:s text:c="9"/>0.5495 <text:s text:c="6"/>0.010</text:p>
      <text:p text:style-name="P11">orthotrichum.affine <text:s text:c="10"/>2 <text:s text:c="9"/>0.4551 <text:s text:c="6"/>0.002</text:p>
      <text:p text:style-name="P11">x <text:s text:c="28"/>2 <text:s text:c="9"/>0.2500 <text:s text:c="6"/>0.032</text:p>
      <text:p text:style-name="P11">polytrichum.formosum <text:s text:c="9"/>3 <text:s text:c="9"/>0.6835 <text:s text:c="6"/>0.001</text:p>
      <text:p text:style-name="P11">scleropodium.purum <text:s text:c="11"/>3 <text:s text:c="9"/>0.3564 <text:s text:c="6"/>0.002</text:p>
      <text:p text:style-name="P11">eurhynchium.striatum <text:s text:c="9"/>3 <text:s text:c="9"/>0.3093 <text:s text:c="6"/>0.012</text:p>
      <text:p text:style-name="P11">eurhynchium.praelongum <text:s text:c="7"/>3 <text:s text:c="9"/>0.2494 <text:s text:c="6"/>0.028</text:p>
      <text:p text:style-name="P11"/>
      <text:p text:style-name="Standard">SU only occure</text:p>
      <text:p text:style-name="P10"><text:bookmark text:name="rstudio_console_output1"/>cluster indicator_value probability</text:p>
      <text:p text:style-name="P11">hypnum.cupressiforme <text:s text:c="12"/>2 <text:s text:c="9"/>0.4632 <text:s text:c="6"/>0.001</text:p>
      <text:p text:style-name="P11">orthotrichum.affine <text:s text:c="13"/>2 <text:s text:c="9"/>0.2598 <text:s text:c="6"/>0.033</text:p>
      <text:p text:style-name="P11">x <text:s text:c="31"/>2 <text:s text:c="9"/>0.1875 <text:s text:c="6"/>0.044</text:p>
      <text:p text:style-name="P11">polytrichum.formosum <text:s text:c="12"/>3 <text:s text:c="9"/>0.5448 <text:s text:c="6"/>0.001</text:p>
      <text:p text:style-name="P11">atrichum.undulatum <text:s text:c="14"/>3 <text:s text:c="9"/>0.5208 <text:s text:c="6"/>0.001</text:p>
      <text:p text:style-name="P11">scleropodium.purum <text:s text:c="14"/>3 <text:s text:c="9"/>0.3091 <text:s text:c="6"/>0.001</text:p>
      <text:p text:style-name="P11">eurhynchium.striatum <text:s text:c="12"/>3 <text:s text:c="9"/>0.2298 <text:s text:c="6"/>0.026</text:p>
      <text:p text:style-name="P11">eurhynchium.praelongum <text:s text:c="10"/>3 <text:s text:c="9"/>0.2057 <text:s text:c="6"/>0.020</text:p>
      <text:p text:style-name="P11">rhytidiadelphus.squarrosus <text:s text:c="6"/>3 <text:s text:c="9"/>0.2057 <text:s text:c="6"/>0.020</text:p>
      <text:p text:style-name="P11"/>
      <text:p text:style-name="P11">SU only occure cleaned</text:p>
      <text:p text:style-name="P9"><text:bookmark text:name="rstudio_console_output3"/><text:s/><text:span text:style-name="T2">cluster indicator_value probability</text:span></text:p>
      <text:p text:style-name="P11">orthotrichum.affine <text:s text:c="13"/>2 <text:s text:c="9"/>0.3689 <text:s text:c="6"/>0.002</text:p>
      <text:p text:style-name="P11">x <text:s text:c="31"/>2 <text:s text:c="9"/>0.2500 <text:s text:c="6"/>0.008</text:p>
      <text:p text:style-name="P11">polytrichum.formosum <text:s text:c="12"/>3 <text:s text:c="9"/>0.5448 <text:s text:c="6"/>0.001</text:p>
      <text:p text:style-name="P11">atrichum.undulatum <text:s text:c="14"/>3 <text:s text:c="9"/>0.5208 <text:s text:c="6"/>0.001</text:p>
      <text:p text:style-name="P11">scleropodium.purum <text:s text:c="14"/>3 <text:s text:c="9"/>0.3091 <text:s text:c="6"/>0.004</text:p>
      <text:p text:style-name="P11">eurhynchium.praelongum <text:s text:c="10"/>3 <text:s text:c="9"/>0.2057 <text:s text:c="6"/>0.040</text:p>
      <text:p text:style-name="P11">rhytidiadelphus.squarrosus <text:s text:c="6"/>3 <text:s text:c="9"/>0.2057 <text:s text:c="6"/>0.043</text:p>
      <text:p text:style-name="Standard"/>
      <text:p text:style-name="Standard">„ergebniss interrpätation indikator species test“</text:p>
      <text:p text:style-name="Standard">The results for the indicator species analysis shows that significant indikator species are only found within the prearranged datasets. This underlays our relsuts that the moos species compositions depend on their repectiv substarte. For the substartes soil and epiphyt we receive indicator speceis either with coverage or only occurance and with or without the domnat species. For soil the indicator species are … and for epipyht... Deadwood shows no significant species for the dataset with only occurance what we expect results in „ja was denn? Keine ahnung?!. Without the dominat hymun cupressifomre …</text:p>
      <text:p text:style-name="Standard">In addintion to andere rgebnisse, basis statistic</text:p>
      <text:p text:style-name="Standard"/>
      <text:p text:style-name="Standard">„typische“ arten der substarte beshcireben</text:p>
      <text:p text:style-name="Standard"/>
      <text:p text:style-name="P1">Cleand data sets have no significant indicator for DW (expected because hyp and brahcyo are doiant and miss in cleand datas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 Mono" svg:font-family="'DejaVu Sans Mon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4T14:40:19.94</meta:creation-date>
    <meta:document-statistic meta:table-count="0" meta:image-count="0" meta:object-count="0" meta:page-count="2" meta:paragraph-count="63" meta:word-count="526" meta:character-count="4463"/>
    <dc:date>2020-03-14T14:40:46.72</dc:date>
    <meta:editing-duration>PT27S</meta:editing-duration>
    <meta:editing-cycles>1</meta:editing-cycles>
    <meta:generator>OpenOffice/4.1.3$Win32 OpenOffice.org_project/413m1$Build-9783</meta:generator>
  </office:meta>
</office:document-meta>
</file>